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c468"/>
    </style:style>
    <style:style style:name="P2" style:family="paragraph" style:parent-style-name="Text_20_body">
      <style:text-properties officeooo:rsid="001cc468" officeooo:paragraph-rsid="001cc468"/>
    </style:style>
    <style:style style:name="P3" style:family="paragraph" style:parent-style-name="Text_20_body">
      <style:text-properties officeooo:paragraph-rsid="001cc468"/>
    </style:style>
    <style:style style:name="P4" style:family="paragraph" style:parent-style-name="Heading_20_1">
      <style:text-properties officeooo:rsid="001cc468" officeooo:paragraph-rsid="001cc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lurminfor</text:p>
      <text:p text:style-name="P1"/>
      <text:h text:style-name="P4" text:outline-level="1">package sacct:</text:h>
      <text:p text:style-name="P3"/>
      <text:p text:style-name="P2">Class SacctCLI:</text:p>
      <text:p text:style-name="P2">input: a vector of string records the input options for sacct command;</text:p>
      <text:p text:style-name="P2">members (key and values): <text:s/>these member data should be parsed from the input vector of string.</text:p>
      <text:p text:style-name="P2">accounts: <text:s/></text:p>
      <text:p text:style-name="P2">starttime:</text:p>
      <text:p text:style-name="P2">endTime:</text:p>
      <text:p text:style-name="P2">groups: <text:s/></text:p>
      <text:p text:style-name="P2">partitions:</text:p>
      <text:p text:style-name="P2">qos:</text:p>
      <text:p text:style-name="P2">jobs: <text:s text:c="3"/></text:p>
      <text:p text:style-name="P2">state:</text:p>
      <text:p text:style-name="P2">format list: <text:s/>what kind of format we output for the sacct comm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21:46.027813104</meta:creation-date>
    <dc:date>2020-04-29T13:31:20.574890723</dc:date>
    <meta:editing-duration>PT9M34S</meta:editing-duration>
    <meta:editing-cycles>1</meta:editing-cycles>
    <meta:document-statistic meta:table-count="0" meta:image-count="0" meta:object-count="0" meta:page-count="1" meta:paragraph-count="14" meta:word-count="53" meta:character-count="337" meta:non-whitespace-character-count="288"/>
    <meta:generator>LibreOffice/5.1.6.2$Linux_X86_64 LibreOffice_project/10m0$Build-2</meta:generator>
  </office:meta>
</office:document-meta>
</file>